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 style:list-style-name="L1">
      <style:paragraph-properties fo:line-height="100%"/>
    </style:style>
    <style:style style:name="P3" style:family="paragraph" style:parent-style-name="Text_20_body" style:list-style-name="L2">
      <style:paragraph-properties fo:line-height="100%"/>
    </style:style>
    <style:style style:name="P4" style:family="paragraph" style:parent-style-name="Text_20_body" style:list-style-name="L4">
      <style:paragraph-properties fo:line-height="100%"/>
    </style:style>
    <style:style style:name="P5" style:family="paragraph" style:parent-style-name="Text_20_body" style:list-style-name="L6">
      <style:paragraph-properties fo:line-height="100%"/>
    </style:style>
    <style:style style:name="P6" style:family="paragraph" style:parent-style-name="Text_20_body" style:list-style-name="L3">
      <style:paragraph-properties fo:line-height="100%" fo:text-align="start" style:justify-single-word="false"/>
    </style:style>
    <style:style style:name="P7" style:family="paragraph" style:parent-style-name="Text_20_body" style:list-style-name="L8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9" style:family="paragraph" style:parent-style-name="Text_20_body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1ce672" officeooo:paragraph-rsid="001ce672" style:font-weight-asian="bold" style:font-weight-complex="bold"/>
    </style:style>
    <style:style style:name="P11" style:family="paragraph" style:parent-style-name="Text_20_body">
      <style:paragraph-properties fo:line-height="100%"/>
      <style:text-properties fo:font-weight="bold" officeooo:rsid="0020948d" officeooo:paragraph-rsid="0020948d" style:font-weight-asian="bold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paragraph-properties fo:line-height="100%"/>
      <style:text-properties officeooo:rsid="001ff386" officeooo:paragraph-rsid="001ff386"/>
    </style:style>
    <style:style style:name="P14" style:family="paragraph" style:parent-style-name="Text_20_body">
      <style:paragraph-properties fo:line-height="100%"/>
      <style:text-properties officeooo:rsid="001ff462" officeooo:paragraph-rsid="001ff462"/>
    </style:style>
    <style:style style:name="P15" style:family="paragraph" style:parent-style-name="Text_20_body">
      <style:paragraph-properties fo:line-height="100%"/>
      <style:text-properties officeooo:rsid="001ff462" officeooo:paragraph-rsid="0020948d"/>
    </style:style>
    <style:style style:name="P16" style:family="paragraph" style:parent-style-name="Text_20_body">
      <style:paragraph-properties fo:line-height="100%"/>
      <style:text-properties officeooo:rsid="002018ab" officeooo:paragraph-rsid="002018ab"/>
    </style:style>
    <style:style style:name="P17" style:family="paragraph" style:parent-style-name="Text_20_body" style:list-style-name="L4">
      <style:paragraph-properties fo:line-height="100%"/>
      <style:text-properties officeooo:rsid="002018ab" officeooo:paragraph-rsid="002018ab"/>
    </style:style>
    <style:style style:name="P18" style:family="paragraph" style:parent-style-name="Text_20_body">
      <style:paragraph-properties fo:line-height="100%"/>
      <style:text-properties officeooo:rsid="0020948d" officeooo:paragraph-rsid="0020948d"/>
    </style:style>
    <style:style style:name="P19" style:family="paragraph" style:parent-style-name="Text_20_body">
      <style:paragraph-properties fo:line-height="100%"/>
      <style:text-properties fo:font-weight="normal" officeooo:rsid="0020948d" officeooo:paragraph-rsid="0020948d" style:font-weight-asian="normal" style:font-weight-complex="normal"/>
    </style:style>
    <style:style style:name="P20" style:family="paragraph" style:parent-style-name="Preformatted_20_Text" style:list-style-name="L9">
      <style:paragraph-properties fo:line-height="100%"/>
      <style:text-properties fo:color="#000000" style:font-name="DejaVu Sans Mono" fo:font-size="10.5pt" officeooo:rsid="001ce672" officeooo:paragraph-rsid="001ce672"/>
    </style:style>
    <style:style style:name="P21" style:family="paragraph" style:parent-style-name="Preformatted_20_Text" style:list-style-name="L9">
      <style:paragraph-properties fo:line-height="100%"/>
      <style:text-properties fo:color="#000000" style:font-name="DejaVu Sans Mono" fo:font-size="10.5pt" officeooo:rsid="001cf462" officeooo:paragraph-rsid="001cf462"/>
    </style:style>
    <style:style style:name="P22" style:family="paragraph" style:parent-style-name="Preformatted_20_Text" style:list-style-name="L9">
      <style:paragraph-properties fo:line-height="100%"/>
      <style:text-properties officeooo:rsid="001cf462" officeooo:paragraph-rsid="001cf462"/>
    </style:style>
    <style:style style:name="T1" style:family="text">
      <style:text-properties officeooo:rsid="001c1b1f"/>
    </style:style>
    <style:style style:name="T2" style:family="text">
      <style:text-properties fo:color="#000000" style:font-name="DejaVu Sans Mono" fo:font-size="10.5pt"/>
    </style:style>
    <style:style style:name="T3" style:family="text">
      <style:text-properties fo:color="#000000" style:font-name="DejaVu Sans Mono" fo:font-size="10.5pt" officeooo:rsid="001c1b1f"/>
    </style:style>
    <style:style style:name="T4" style:family="text">
      <style:text-properties officeooo:rsid="001ce672"/>
    </style:style>
    <style:style style:name="T5" style:family="text">
      <style:text-properties officeooo:rsid="001cf462"/>
    </style:style>
    <style:style style:name="T6" style:family="text">
      <style:text-properties officeooo:rsid="001ff386"/>
    </style:style>
    <style:style style:name="T7" style:family="text">
      <style:text-properties officeooo:rsid="002018a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27f18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arbage Monitoring System</text:p>
      <text:p text:style-name="P1"/>
      <text:p text:style-name="P1">Hardware:</text:p>
      <text:list xml:id="list3594383298556757667" text:style-name="L1">
        <text:list-item>
          <text:p text:style-name="P2">Arduino Uno</text:p>
        </text:list-item>
        <text:list-item>
          <text:p text:style-name="P2">Ultrasonic Sensors</text:p>
        </text:list-item>
        <text:list-item>
          <text:p text:style-name="P2">Servo Motors</text:p>
        </text:list-item>
        <text:list-item>
          <text:p text:style-name="P2">Node MCU</text:p>
        </text:list-item>
        <text:list-item>
          <text:p text:style-name="P2">Jumper Wires</text:p>
        </text:list-item>
        <text:list-item>
          <text:p text:style-name="P2">TrashCan</text:p>
        </text:list-item>
      </text:list>
      <text:p text:style-name="P1">Softwares:</text:p>
      <text:list xml:id="list8784174747676976090" text:style-name="L2">
        <text:list-item>
          <text:p text:style-name="P3">Arduino IDE</text:p>
        </text:list-item>
        <text:list-item>
          <text:p text:style-name="P3">Pycharm</text:p>
        </text:list-item>
        <text:list-item>
          <text:p text:style-name="P3">Ubidots(To send data online)</text:p>
        </text:list-item>
      </text:list>
      <text:p text:style-name="P1"/>
      <text:p text:style-name="P1">**SuperUser can add the Contractors <text:span text:style-name="T7">via Admin interface.</text:span></text:p>
      <text:p text:style-name="P1"><text:line-break/>**Privilege <text:span text:style-name="T1">to </text:span>Contractors:</text:p>
      <text:list xml:id="list924555499710420186" text:style-name="L4">
        <text:list-item>
          <text:p text:style-name="P4">Register and delete Clients.</text:p>
        </text:list-item>
        <text:list-item>
          <text:p text:style-name="P4">Register and delete Drivers.</text:p>
        </text:list-item>
        <text:list-item>
          <text:p text:style-name="P4">Add and remove Dustbins.</text:p>
          <text:p text:style-name="P17">(Statistics part is not included yet.)</text:p>
        </text:list-item>
      </text:list>
      <text:p text:style-name="P1"/>
      <text:p text:style-name="P8"><text:span text:style-name="T1">Database Fields:</text:span> <text:s/></text:p>
      <text:p text:style-name="P8">Contractor:</text:p>
      <text:list xml:id="list3824265257432555478" text:style-name="L6">
        <text:list-item>
          <text:p text:style-name="P5">ID/Username </text:p>
        </text:list-item>
        <text:list-item>
          <text:p text:style-name="P5">Password</text:p>
        </text:list-item>
      </text:list>
      <text:p text:style-name="P9">Clients:</text:p>
      <text:list xml:id="list2454949873545369316" text:style-name="L3">
        <text:list-item>
          <text:p text:style-name="P6"><text:span text:style-name="T2">C</text:span><text:span text:style-name="T3">lient </text:span><text:span text:style-name="T2">Username </text:span></text:p>
        </text:list-item>
        <text:list-item>
          <text:p text:style-name="P6">Password </text:p>
        </text:list-item>
        <text:list-item>
          <text:p text:style-name="P6">Name </text:p>
        </text:list-item>
        <text:list-item>
          <text:p text:style-name="P6">Address </text:p>
        </text:list-item>
        <text:list-item>
          <text:p text:style-name="P6">Contact</text:p>
        </text:list-item>
        <text:list-item>
          <text:p text:style-name="P6">Driver ID as Foreign Key</text:p>
        </text:list-item>
        <text:list-item>
          <text:p text:style-name="P6">Dustbin ID</text:p>
        </text:list-item>
      </text:list>
      <text:p text:style-name="P9"><text:soft-page-break/>Drivers:</text:p>
      <text:list xml:id="list6835916492608751621" text:style-name="L8">
        <text:list-item>
          <text:p text:style-name="P7">Username</text:p>
        </text:list-item>
        <text:list-item>
          <text:p text:style-name="P7"><text:span text:style-name="T4">P</text:span>assword</text:p>
        </text:list-item>
        <text:list-item>
          <text:p text:style-name="P7">Nam<text:span text:style-name="T4">e</text:span></text:p>
        </text:list-item>
        <text:list-item>
          <text:p text:style-name="P7">Address</text:p>
        </text:list-item>
        <text:list-item>
          <text:p text:style-name="P7">Contact</text:p>
        </text:list-item>
        <text:list-item>
          <text:p text:style-name="P7">Truck_no</text:p>
        </text:list-item>
      </text:list>
      <text:p text:style-name="P10">TrashCan:</text:p>
      <text:list xml:id="list7594725222328535438" text:style-name="L9">
        <text:list-item>
          <text:p text:style-name="P20">T<text:span text:style-name="T5">rashcan </text:span>ID</text:p>
        </text:list-item>
        <text:list-item>
          <text:p text:style-name="P21">Position Coordinates</text:p>
        </text:list-item>
        <text:list-item>
          <text:p text:style-name="P21">Customer ID as Foreign Key</text:p>
        </text:list-item>
        <text:list-item>
          <text:p text:style-name="P22"><text:span text:style-name="T2">Driver ID as Foreign Key</text:span></text:p>
        </text:list-item>
      </text:list>
      <text:p text:style-name="P1"/>
      <text:p text:style-name="P16">Login portal<text:span text:style-name="T9">s</text:span> for Contractors and Drivers.</text:p>
      <text:p text:style-name="P13">Contractors can access and manage all the details of Clients,Drivers and Trashcans.</text:p>
      <text:p text:style-name="P14">Contractor will provide the Username and passwords to drivers.</text:p>
      <text:p text:style-name="P15"><text:span text:style-name="T6">Drivers will get the real-time reading from the trash cans with</text:span>in their login-portal.</text:p>
      <text:p text:style-name="P11">Working:</text:p>
      <text:p text:style-name="P19">First ultasonic sensor is used to measure the filled Trashcan <text:span text:style-name="T9">and send the data to the ubidots server</text:span>.<text:span text:style-name="T9">From their we fetch out the data in our web application (drivers’ portal) for a particular trashcan associated with that driver.</text:span></text:p>
      <text:p text:style-name="P11"><text:span text:style-name="T8">Second ultrasonic sensor is used to detect the <text:s/>person standing near it and the flap of trashcan will open automatically using the servo motor.</text:span> </text:p>
      <text:p text:style-name="P11"/>
      <text:p text:style-name="P18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7:31:16.634975594</meta:creation-date>
    <dc:date>2019-04-30T10:06:18.860872448</dc:date>
    <meta:editing-duration>PT16H3M5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28" meta:character-count="1324" meta:non-whitespace-character-count="1166"/>
  </office:meta>
</office:document-meta>
</file>